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udelinka" svg:font-family="Pudelink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udelinka" officeooo:rsid="000d2cbd" officeooo:paragraph-rsid="000d2cbd"/>
    </style:style>
    <style:style style:name="P2" style:family="paragraph" style:parent-style-name="Standard">
      <style:paragraph-properties fo:text-align="start" style:justify-single-word="false"/>
      <style:text-properties style:font-name="Pudelinka" officeooo:rsid="000d2cbd" officeooo:paragraph-rsid="000d2cbd"/>
    </style:style>
    <style:style style:name="P3" style:family="paragraph" style:parent-style-name="Standard">
      <style:paragraph-properties fo:text-align="start" style:justify-single-word="false"/>
      <style:text-properties officeooo:paragraph-rsid="000d2cbd"/>
    </style:style>
    <style:style style:name="T1" style:family="text">
      <style:text-properties fo:font-variant="normal" fo:text-transform="none" fo:color="#1d1d1f" loext:opacity="100%" fo:font-size="12pt" fo:letter-spacing="normal" fo:font-style="normal" fo:font-weight="normal" loext:padding="0cm" loext:border="none"/>
    </style:style>
    <style:style style:name="T2" style:family="text">
      <style:text-properties style:font-name="Pudelinka" officeooo:rsid="000ef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ЛЯДКА</text:p>
      <text:p text:style-name="P1"/>
      <text:p text:style-name="P2"><text:span text:style-name="T1">Щедрый вечер, добрый вечер,</text:span><text:line-break/><text:span text:style-name="T1">Святой вечер, Божий свет!</text:span><text:line-break/><text:span text:style-name="T1">Христос родился — слава в вышних Богу,</text:span><text:line-break/><text:span text:style-name="T1">Мир на земле и людям добрая воля!</text:span> </text:p>
      <text:p text:style-name="P2"/>
      <text:p text:style-name="P3"><text:a xlink:type="simple" xlink:href="https://raw.githubusercontent.com/ripsomanukyan/dem.github.io/santa.mp4" text:style-name="Internet_20_link" text:visited-style-name="Visited_20_Internet_20_Link"><text:span text:style-name="T2">Видео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udelinka" svg:font-family="Pudelink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Pudelinka" fo:language="ru" fo:country="RU" officeooo:rsid="000d2cbd" officeooo:paragraph-rsid="000d2c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оздравление с Рождеством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21:32:32.697917000</meta:creation-date>
    <dc:date>2025-12-19T21:53:58.113129400</dc:date>
    <meta:editing-duration>PT6M51S</meta:editing-duration>
    <meta:editing-cycles>2</meta:editing-cycles>
    <meta:generator>LibreOffice/25.8.3.2$Windows_x86 LibreOffice_project/8ca8d55c161d602844f5428fa4b58097424e324e</meta:generator>
    <meta:document-statistic meta:table-count="0" meta:image-count="0" meta:object-count="0" meta:page-count="1" meta:paragraph-count="4" meta:word-count="26" meta:character-count="164" meta:non-whitespace-character-count="140"/>
  </office:meta>
</office:document-meta>
</file>